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6e9" officeooo:paragraph-rsid="001486e9"/>
    </style:style>
    <style:style style:name="P2" style:family="paragraph" style:parent-style-name="Standard">
      <style:text-properties fo:font-weight="bold" officeooo:rsid="001486e9" officeooo:paragraph-rsid="001486e9" style:font-weight-asian="bold" style:font-weight-complex="bold"/>
    </style:style>
    <style:style style:name="P3" style:family="paragraph" style:parent-style-name="Standard">
      <style:text-properties fo:font-weight="bold" officeooo:rsid="00157bcb" officeooo:paragraph-rsid="00157bcb" style:font-weight-asian="bold" style:font-weight-complex="bold"/>
    </style:style>
    <style:style style:name="P4" style:family="paragraph" style:parent-style-name="Standard">
      <style:text-properties officeooo:rsid="001486e9" officeooo:paragraph-rsid="001486e9"/>
    </style:style>
    <style:style style:name="P5" style:family="paragraph" style:parent-style-name="Standard">
      <style:text-properties fo:font-weight="bold" officeooo:rsid="00157bcb" officeooo:paragraph-rsid="00157bcb" style:font-weight-asian="bold" style:font-weight-complex="bold"/>
    </style:style>
    <style:style style:name="P6" style:family="paragraph" style:parent-style-name="Standard">
      <style:text-properties fo:font-weight="bold" officeooo:rsid="00185bfc" officeooo:paragraph-rsid="00185bf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roses pengajuan barang</text:p>
      <text:p text:style-name="P1">Tambah pengajuan</text:p>
      <text:p text:style-name="P1">&gt; buat bru id pengajuan</text:p>
      <text:p text:style-name="P1">&gt; tambah barang pengajuan by id pengajuan</text:p>
      <text:p text:style-name="P1">&gt; jika pengajuan disetujui maka barang dengan status disetujui akan dimasukan kedalam table inventaris</text:p>
      <text:p text:style-name="P1"/>
      <text:p text:style-name="P3">Jenis Barang</text:p>
      <text:p text:style-name="P3">Ases &amp; Habis Pakai</text:p>
      <text:p text:style-name="P3"/>
      <text:p text:style-name="P6">Disposisi</text:p>
      <text:p text:style-name="P6">&gt; Distribusi Ke</text:p>
      <text:p text:style-name="P6">&gt; Masukan Setnas</text:p>
      <text:p text:style-name="P3"/>
      <text:p text:style-name="P6">tanggapan</text:p>
      <text:p text:style-name="P6">&gt; Pendapat DPN</text:p>
      <text:p text:style-name="P6">&gt; Keputusan DP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33:47.612375716</meta:creation-date>
    <dc:date>2021-03-13T15:02:10.548567101</dc:date>
    <meta:editing-duration>PT8H18M4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51" meta:character-count="314" meta:non-whitespace-character-count="276"/>
  </office:meta>
</office:document-meta>
</file>